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Open Sans" fo:font-size="10.5pt" fo:letter-spacing="normal" fo:font-style="normal" fo:font-weight="normal"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Mauris finibus faucibus tortor, sit amet condimentum enim efficitur at. Nulla elit metus, pretium a ligula at, tristique vestibulum quam. Nam placerat rutrum tortor, ut placerat ipsum auctor eget. Integer mattis a nisi sed accumsan. Quisque varius porttitor nibh, ac molestie metus pharetra in. Duis gravida nulla sed tortor varius, sed elementum urna maximus. Vivamus condimentum, ligula a tincidunt tempus, mi diam congue ligula, id venenatis nibh risus eu lectus. Nunc consectetur, tellus a molestie efficitur, augue metus commodo eros, posuere convallis mi odio ac lacus. Quisque convallis suscipit varius. Cras consequat nisl orci, quis auctor orci lobortis at. Sed non ex posuere, dictum ipsum ac, imperdiet ipsum. Ut id justo at nisi volutpat pharetra non a ligula. Duis eleifend fermentum nibh, ac dictum ligula porta quis.</text:p>
      <text:section text:style-name="Sect1" text:name="lipsum">
        <text:p text:style-name="P1">Aenean faucibus placerat imperdiet. Nam consequat a nunc sit amet pharetra. Curabitur tristique volutpat sem eget rhoncus. Ut at nisl metus. In in turpis et mauris molestie consequat nec in augue. Donec ut metus ut enim sollicitudin blandit nec in massa. Morbi tincidunt vestibulum malesuada. Quisque volutpat orci ut molestie cursus. Vivamus pharetra ultricies egestas. In in felis ut lacus posuere auctor at sit amet orci. Morbi in ornare nisi, nec sagittis magna. Vivamus volutpat porta risus, at placerat sapien ultricies sed. Etiam in pulvinar massa, nec condimentum nisi.</text:p>
        <text:p text:style-name="P1">Proin dictum tellus a nulla placerat, vitae finibus arcu rhoncus. Curabitur euismod orci sed diam scelerisque vestibulum. Praesent quam diam, semper gravida lorem vitae, finibus suscipit libero. Vestibulum ante ipsum primis in faucibus orci luctus et ultrices posuere cubilia curae; Vestibulum eget eros pretium, blandit est at, posuere dui. Nulla iaculis lacus in purus maximus, ut malesuada diam dictum. Phasellus tincidunt dolor non risus posuere, ut ultricies tellus tincidunt. Ut cursus ligula id augue dictum sagittis. Praesent accumsan nec lectus volutpat scelerisque. Donec sollicitudin erat ut eros elementum, eu euismod quam dapibus. Duis id arcu ut ante convallis molestie sed vel massa. Curabitur luctus vehicula turpis, ac mattis sapien tincidunt et. Maecenas ut tristique neque. Integer non sem nisi. Nam egestas diam mi, eu accumsan dui efficitur vel.</text:p>
        <text:p text:style-name="P1">Proin condimentum, nibh vitae viverra porttitor, magna elit semper arcu, ultricies laoreet lectus libero at lectus. Aliquam bibendum diam vel metus fermentum, quis placerat neque sollicitudin. Donec aliquet congue dolor, sed consequat ante semper sed. Curabitur a turpis suscipit, porta leo fringilla, venenatis ipsum. Maecenas rhoncus, nisl vitae suscipit eleifend, mi odio tristique ipsum, vel vulputate sem turpis at nisi. Curabitur et sagittis dui. Etiam non nulla efficitur, pellentesque lorem a, porttitor ipsum.</text:p>
        <text:p text:style-name="P1">Nulla nec ex dui. Suspendisse porttitor lectus at est viverra rhoncus. Proin ac felis nec nulla sagittis suscipit sit amet nec ipsum. Donec bibendum odio eget nibh ullamcorper, vitae lobortis sem suscipit. In malesuada ante risus, viverra feugiat lorem volutpat quis. Vivamus auctor augue at nunc molestie, at auctor ex faucibus. Proin hendrerit accumsan nulla, id suscipit nisl iaculis et.</text:p>
      </text:section>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2:44:48.199049809</meta:creation-date>
    <dc:date>2023-01-23T22:46:53.537924146</dc:date>
    <meta:editing-duration>PT2M9S</meta:editing-duration>
    <meta:editing-cycles>1</meta:editing-cycles>
    <meta:document-statistic meta:table-count="0" meta:image-count="0" meta:object-count="0" meta:page-count="1" meta:paragraph-count="6" meta:word-count="485" meta:character-count="3240" meta:non-whitespace-character-count="2759"/>
    <meta:generator>LibreOffice/7.3.7.2$Linux_X86_64 LibreOffice_project/30$Build-2</meta:generator>
  </office:meta>
</office:document-meta>
</file>